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3333" draw:opacity="50%" draw:textarea-horizontal-align="justify" draw:textarea-vertical-align="middle" draw:auto-grow-height="false" fo:min-height="0.75cm" fo:min-width="2.6cm" draw:shadow-opacity="50%"/>
    </style:style>
    <style:style style:name="gr2" style:family="graphic" style:parent-style-name="standard">
      <style:graphic-properties svg:stroke-color="#000000" draw:fill="solid" draw:fill-color="#ff6600" draw:opacity="50%" draw:textarea-horizontal-align="justify" draw:textarea-vertical-align="middle" draw:auto-grow-height="false" fo:min-height="2.45cm" fo:min-width="0cm" draw:shadow-opacity="50%"/>
    </style:style>
    <style:style style:name="gr3" style:family="graphic" style:parent-style-name="standard">
      <style:graphic-properties svg:stroke-color="#000000" draw:fill="solid" draw:fill-color="#ffff00" draw:opacity="50%" draw:textarea-horizontal-align="justify" draw:textarea-vertical-align="middle" draw:auto-grow-height="false" fo:min-height="0.05cm" fo:min-width="2cm" draw:shadow-opacity="50%"/>
    </style:style>
    <style:style style:name="gr4" style:family="graphic" style:parent-style-name="standard">
      <style:graphic-properties svg:stroke-color="#000000" draw:fill="solid" draw:fill-color="#6666ff" draw:opacity="50%" draw:textarea-horizontal-align="justify" draw:textarea-vertical-align="middle" draw:auto-grow-height="false" fo:min-height="0.75cm" fo:min-width="0cm" draw:shadow-opacity="50%"/>
    </style:style>
    <style:style style:name="gr5" style:family="graphic" style:parent-style-name="standard">
      <style:graphic-properties svg:stroke-color="#000000" draw:fill="solid" draw:fill-color="#6666ff" draw:opacity="50%" draw:textarea-horizontal-align="justify" draw:textarea-vertical-align="middle" draw:auto-grow-height="false" fo:min-height="0cm" fo:min-width="0.5cm" draw:shadow-opacity="50%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1cm" fo:min-width="3.29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1cm" fo:min-width="3.864cm"/>
    </style:style>
    <style:style style:name="gr9" style:family="graphic" style:parent-style-name="standard">
      <style:graphic-properties svg:stroke-color="#000000" draw:fill="solid" draw:fill-color="#461900" draw:opacity="50%" draw:textarea-horizontal-align="justify" draw:textarea-vertical-align="middle" draw:auto-grow-height="false" fo:min-height="0.262cm" fo:min-width="0.01cm" draw:shadow-opacity="50%"/>
    </style:style>
    <style:style style:name="gr10" style:family="graphic" style:parent-style-name="standard">
      <style:graphic-properties svg:stroke-color="#000000" draw:fill="solid" draw:fill-color="#461900" draw:opacity="50%" draw:textarea-horizontal-align="justify" draw:textarea-vertical-align="middle" draw:auto-grow-height="false" fo:min-height="0.262cm" fo:min-width="0.011cm" draw:shadow-opacity="50%"/>
    </style:style>
    <style:style style:name="gr11" style:family="graphic" style:parent-style-name="standard">
      <style:graphic-properties svg:stroke-color="#000000" draw:fill="solid" draw:fill-color="#461900" draw:opacity="50%" draw:textarea-horizontal-align="justify" draw:textarea-vertical-align="middle" draw:auto-grow-height="false" fo:min-height="0.261cm" fo:min-width="0.011cm" draw:shadow-opacity="50%"/>
    </style:style>
    <style:style style:name="gr12" style:family="graphic" style:parent-style-name="standard">
      <style:graphic-properties svg:stroke-color="#000000" draw:fill="solid" draw:fill-color="#461900" draw:opacity="50%" draw:textarea-horizontal-align="justify" draw:textarea-vertical-align="middle" draw:auto-grow-height="false" fo:min-height="0.261cm" fo:min-width="0.01cm" draw:shadow-opacity="50%"/>
    </style:style>
    <style:style style:name="gr13" style:family="graphic" style:parent-style-name="standard">
      <style:graphic-properties svg:stroke-color="#000000" draw:fill="solid" draw:fill-color="#ff3333" draw:opacity="50%" draw:textarea-horizontal-align="justify" draw:textarea-vertical-align="middle" draw:auto-grow-height="false" fo:min-height="0.75cm" fo:min-width="0cm" draw:shadow-opacity="50%"/>
    </style:style>
    <style:style style:name="gr14" style:family="graphic" style:parent-style-name="standard">
      <style:graphic-properties svg:stroke-color="#000000" draw:fill="solid" draw:fill-color="#6666ff" draw:opacity="50%" draw:textarea-horizontal-align="justify" draw:textarea-vertical-align="middle" draw:auto-grow-height="false" fo:min-height="0.75cm" fo:min-width="4cm" draw:shadow-opacity="50%"/>
    </style:style>
    <style:style style:name="gr15" style:family="graphic" style:parent-style-name="standard">
      <style:graphic-properties svg:stroke-color="#000000" draw:fill="solid" draw:fill-color="#ffff00" draw:opacity="50%" draw:textarea-horizontal-align="justify" draw:textarea-vertical-align="middle" draw:auto-grow-height="false" fo:min-height="0.05cm" fo:min-width="0cm" draw:shadow-opacity="50%"/>
    </style:style>
    <style:style style:name="gr16" style:family="graphic" style:parent-style-name="standard">
      <style:graphic-properties svg:stroke-color="#000000" draw:fill="solid" draw:fill-color="#6666ff" draw:opacity="50%" draw:textarea-horizontal-align="justify" draw:textarea-vertical-align="middle" draw:auto-grow-height="false" fo:min-height="0cm" fo:min-width="4cm" draw:shadow-opacity="50%"/>
    </style:style>
    <style:style style:name="gr17" style:family="graphic" style:parent-style-name="standard">
      <style:graphic-properties svg:stroke-color="#000000" draw:fill="solid" draw:fill-color="#ff6600" draw:opacity="50%" draw:textarea-horizontal-align="justify" draw:textarea-vertical-align="middle" draw:auto-grow-height="false" fo:min-height="0.05cm" fo:min-width="0cm" draw:shadow-opacity="50%"/>
    </style:style>
    <style:style style:name="gr18" style:family="graphic" style:parent-style-name="standard">
      <style:graphic-properties svg:stroke-color="#000000" draw:fill="solid" draw:fill-color="#ff3333" draw:opacity="50%" draw:textarea-horizontal-align="justify" draw:textarea-vertical-align="middle" draw:auto-grow-height="false" fo:min-height="2.85cm" fo:min-width="0cm" draw:shadow-opacity="50%"/>
    </style:style>
    <style:style style:name="gr19" style:family="graphic" style:parent-style-name="standard">
      <style:graphic-properties svg:stroke-color="#000000" draw:fill="solid" draw:fill-color="#ffff00" draw:opacity="50%" draw:textarea-horizontal-align="justify" draw:textarea-vertical-align="middle" draw:auto-grow-height="false" fo:min-height="2.25cm" fo:min-width="0cm" draw:shadow-opacity="50%"/>
    </style:style>
    <style:style style:name="gr20" style:family="graphic" style:parent-style-name="standard">
      <style:graphic-properties svg:stroke-color="#000000" draw:fill="solid" draw:fill-color="#461900" draw:opacity="50%" draw:textarea-horizontal-align="justify" draw:textarea-vertical-align="middle" draw:auto-grow-height="false" fo:min-height="1.35cm" fo:min-width="0.2cm" draw:shadow-opacity="50%"/>
    </style:style>
    <style:style style:name="gr2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1cm" svg:height="1cm" svg:x="10.7cm" svg:y="9.2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1cm" svg:height="1cm" svg:x="10.7cm" svg:y="7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2.7cm" svg:x="10.688cm" svg:y="7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cm" svg:height="2.7cm" svg:x="13.5cm" svg:y="7.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cm" svg:height="0.3cm" svg:x="11cm" svg:y="9.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cm" svg:height="1cm" svg:x="13.8cm" svg:y="9.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cm" svg:height="1cm" svg:x="10.588cm" svg:y="9.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cm" svg:height="1cm" svg:x="13.8cm" svg:y="7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1cm" svg:height="1cm" svg:x="10.588cm" svg:y="7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cm" svg:height="0.1cm" svg:x="12.888cm" svg:y="10.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cm" svg:height="0.1cm" svg:x="11.74cm" svg:y="10.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cm" svg:height="0.1cm" svg:x="10.6cm" svg:y="10.2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6" draw:text-style-name="P1" draw:layer="layout" svg:x1="4.686cm" svg:y1="10.701cm" svg:x2="4.686cm" svg:y2="11.302cm">
            <text:p/>
          </draw:line>
          <draw:line draw:style-name="gr6" draw:text-style-name="P1" draw:layer="layout" svg:x1="5.407cm" svg:y1="10.701cm" svg:x2="5.407cm" svg:y2="11.302cm">
            <text:p/>
          </draw:line>
          <draw:line draw:style-name="gr6" draw:text-style-name="P1" draw:layer="layout" svg:x1="2.248cm" svg:y1="13.971cm" svg:x2="2.248cm" svg:y2="14.572cm">
            <text:p/>
          </draw:line>
          <draw:line draw:style-name="gr6" draw:text-style-name="P1" draw:layer="layout" svg:x1="2.317cm" svg:y1="13.971cm" svg:x2="2.317cm" svg:y2="14.572cm">
            <text:p/>
          </draw:line>
          <draw:frame draw:style-name="gr7" draw:text-style-name="P2" draw:layer="layout" svg:width="4.042cm" svg:height="0.871cm" svg:x="2.158cm" svg:y="10.1cm">
            <draw:text-box>
              <text:p><text:span text:style-name="T1">Bottle diameter</text:span></text:p>
            </draw:text-box>
          </draw:frame>
          <draw:frame draw:style-name="gr8" draw:text-style-name="P2" draw:layer="layout" svg:width="4.651cm" svg:height="0.871cm" svg:x="1.346cm" svg:y="14.422cm">
            <draw:text-box>
              <text:p><text:span text:style-name="T1">Spacer Thickness</text:span></text:p>
            </draw:text-box>
          </draw:frame>
          <draw:g>
            <draw:custom-shape draw:style-name="gr9" draw:text-style-name="P1" draw:layer="layout" svg:width="0.72cm" svg:height="0.722cm" svg:x="1.523cm" svg:y="11.0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721cm" svg:height="0.722cm" svg:x="2.318cm" svg:y="11.0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72cm" svg:height="0.722cm" svg:x="3.108cm" svg:y="11.0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72cm" svg:height="0.722cm" svg:x="3.898cm" svg:y="11.0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72cm" svg:height="0.722cm" svg:x="4.688cm" svg:y="11.0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721cm" svg:height="0.721cm" svg:x="1.524cm" svg:y="11.8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721cm" svg:height="0.721cm" svg:x="2.319cm" svg:y="11.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72cm" svg:height="0.721cm" svg:x="3.109cm" svg:y="11.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72cm" svg:height="0.721cm" svg:x="3.899cm" svg:y="11.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72cm" svg:height="0.721cm" svg:x="4.689cm" svg:y="11.8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721cm" svg:height="0.722cm" svg:x="1.524cm" svg:y="12.6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" draw:layer="layout" svg:width="0.721cm" svg:height="0.722cm" svg:x="2.319cm" svg:y="12.6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72cm" svg:height="0.722cm" svg:x="3.109cm" svg:y="12.6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72cm" svg:height="0.722cm" svg:x="3.899cm" svg:y="12.6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1" draw:layer="layout" svg:width="0.72cm" svg:height="0.722cm" svg:x="4.689cm" svg:y="12.6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721cm" svg:height="0.721cm" svg:x="1.525cm" svg:y="13.42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721cm" svg:height="0.721cm" svg:x="2.32cm" svg:y="13.4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721cm" svg:height="0.721cm" svg:x="3.11cm" svg:y="13.4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72cm" svg:height="0.721cm" svg:x="3.9cm" svg:y="13.4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" draw:layer="layout" svg:width="0.72cm" svg:height="0.721cm" svg:x="4.69cm" svg:y="13.4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13" draw:text-style-name="P1" draw:layer="layout" svg:width="0.1cm" svg:height="1cm" svg:x="14.7cm" svg:y="7.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cm" svg:height="1cm" svg:x="18.7cm" svg:y="7.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cm" svg:height="1cm" svg:x="18.7cm" svg:y="9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0.1cm" svg:height="1cm" svg:x="14.7cm" svg:y="9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cm" svg:height="2.7cm" svg:x="14.5cm" svg:y="7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cm" svg:height="2.7cm" svg:x="18.8cm" svg:y="7.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4.5cm" svg:height="1cm" svg:x="14.5cm" svg:y="7.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2cm" svg:height="0.3cm" svg:x="14.5cm" svg:y="9.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2cm" svg:height="0.3cm" svg:x="18.8cm" svg:y="9.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4.5cm" svg:height="1cm" svg:x="14.5cm" svg:y="9.2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4.5cm" svg:height="0.1cm" svg:x="14.5cm" svg:y="10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4" draw:text-style-name="P1" draw:layer="layout" svg:width="4.5cm" svg:height="1cm" svg:x="14.5cm" svg:y="13.19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4.5cm" svg:height="0.1cm" svg:x="14.5cm" svg:y="14.10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4.5cm" svg:height="1cm" svg:x="14.495cm" svg:y="10.91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4.5cm" svg:height="1cm" svg:x="14.488cm" svg:y="12.06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2cm" svg:height="0.3cm" svg:x="14.5cm" svg:y="1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2cm" svg:height="0.3cm" svg:x="18.8cm" svg:y="1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2cm" svg:height="0.3cm" svg:x="18.8cm" svg:y="13.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2cm" svg:height="0.3cm" svg:x="14.5cm" svg:y="13.8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4.5cm" svg:height="0.1cm" svg:x="14.5cm" svg:y="10.9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" draw:layer="layout" svg:width="0.1cm" svg:height="3.1cm" svg:x="14.7cm" svg:y="1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" draw:layer="layout" svg:width="0.1cm" svg:height="3.1cm" svg:x="18.7cm" svg:y="11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cm" svg:height="2.5cm" svg:x="14.5cm" svg:y="11.3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" draw:layer="layout" svg:width="0.2cm" svg:height="2.5cm" svg:x="18.8cm" svg:y="11.3cm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20" draw:text-style-name="P1" draw:layer="layout" svg:width="0.699cm" svg:height="2.499cm" svg:x="11.96cm" svg:y="16.7cm" svg:viewBox="0 0 700 2500" svg:d="M0 2500v-1590-10c4-139 83-255 200-308v-592h300v592c117 53 196 169 200 308v10 1590z">
            <text:p/>
          </draw:path>
          <draw:path draw:style-name="gr20" draw:text-style-name="P1" draw:layer="layout" svg:width="0.699cm" svg:height="2.499cm" svg:x="12.735cm" svg:y="16.7cm" svg:viewBox="0 0 700 2500" svg:d="M0 2500v-1590-10c4-139 83-255 200-308v-592h300v592c117 53 196 169 200 308v10 1590z">
            <text:p/>
          </draw:path>
          <draw:path draw:style-name="gr20" draw:text-style-name="P1" draw:layer="layout" svg:width="0.699cm" svg:height="2.499cm" svg:x="13.525cm" svg:y="16.7cm" svg:viewBox="0 0 700 2500" svg:d="M0 2500v-1590-10c4-139 83-255 200-308v-592h300v592c117 53 196 169 200 308v10 1590z">
            <text:p/>
          </draw:path>
          <draw:path draw:style-name="gr20" draw:text-style-name="P1" draw:layer="layout" svg:width="0.699cm" svg:height="2.499cm" svg:x="14.315cm" svg:y="16.7cm" svg:viewBox="0 0 700 2500" svg:d="M0 2500v-1590-10c4-139 83-255 200-308v-592h300v592c117 53 196 169 200 308v10 1590z">
            <text:p/>
          </draw:path>
          <draw:path draw:style-name="gr20" draw:text-style-name="P1" draw:layer="layout" svg:width="0.699cm" svg:height="2.499cm" svg:x="15.1cm" svg:y="16.7cm" svg:viewBox="0 0 700 2500" svg:d="M0 2500v-1590-10c4-139 83-255 200-308v-592h300v592c117 53 196 169 200 308v10 1590z">
            <text:p/>
          </draw:path>
        </draw:g>
        <draw:path draw:style-name="gr20" draw:text-style-name="P1" draw:layer="layout" svg:width="0.699cm" svg:height="2.499cm" svg:x="9.7cm" svg:y="7.7cm" svg:viewBox="0 0 700 2500" svg:d="M0 2500v-1590-10c4-139 83-255 200-308v-592h300v592c117 53 196 169 200 308v10 1590z">
          <text:p/>
        </draw:path>
        <draw:line draw:style-name="gr21" draw:text-style-name="P1" draw:layer="layout" svg:x1="9.8cm" svg:y1="7.7cm" svg:x2="8.9cm" svg:y2="7.7cm">
          <text:p/>
        </draw:line>
        <draw:line draw:style-name="gr21" draw:text-style-name="P1" draw:layer="layout" svg:x1="9.585cm" svg:y1="10.2cm" svg:x2="8.885cm" svg:y2="10.2cm">
          <text:p/>
        </draw:line>
        <draw:line draw:style-name="gr21" draw:text-style-name="P1" draw:layer="layout" svg:x1="10.5cm" svg:y1="7.5cm" svg:x2="8.9cm" svg:y2="7.5cm">
          <text:p/>
        </draw:line>
        <draw:frame draw:style-name="gr7" draw:text-style-name="P2" draw:layer="layout" svg:width="4.042cm" svg:height="0.871cm" svg:x="5.458cm" svg:y="7.2cm">
          <draw:text-box>
            <text:p><text:span text:style-name="T1">Vertical Spacing</text:span></text:p>
          </draw:text-box>
        </draw:frame>
        <draw:frame draw:style-name="gr7" draw:text-style-name="P2" draw:layer="layout" svg:width="2.942cm" svg:height="0.871cm" svg:x="6.058cm" svg:y="8.501cm">
          <draw:text-box>
            <text:p><text:span text:style-name="T1">Bottle heigh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yn Welch</meta:initial-creator>
    <meta:creation-date>2016-06-14T21:18:57.479031954</meta:creation-date>
    <dc:date>2016-06-14T22:34:08.576575898</dc:date>
    <dc:creator>Martyn Welch</dc:creator>
    <meta:editing-duration>PT1M6S</meta:editing-duration>
    <meta:editing-cycles>3</meta:editing-cycles>
    <meta:generator>LibreOffice/4.3.3.2$Linux_X86_64 LibreOffice_project/430m0$Build-2</meta:generator>
    <meta:document-statistic meta:object-count="79"/>
  </office:meta>
</office:document-meta>
</file>